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>
    <style:style style:name="ColWidth_3cm" style:family="table-column" style:display-name="ColWidth_3cm">
      <style:table-column-properties style:column-width="3cm"/>
    </style:style>
    <style:style style:name="ColWidth_3.6cm" style:family="table-column" style:display-name="ColWidth_3.6cm">
      <style:table-column-properties style:column-width="3.6cm"/>
    </style:style>
    <style:style style:name="ColWidth_7cm" style:family="table-column" style:display-name="ColWidth_7cm">
      <style:table-column-properties style:column-width="7cm"/>
    </style:style>
    <style:style style:name="ColWidth_3.5cm" style:family="table-column" style:display-name="ColWidth_3.5cm">
      <style:table-column-properties style:column-width="3.5cm"/>
    </style:style>
    <style:style style:name="ColWidth_1cm" style:family="table-column" style:display-name="ColWidth_1cm">
      <style:table-column-properties style:column-width="1cm"/>
    </style:style>
    <style:style style:name="ColWidth_1.4cm" style:family="table-column" style:display-name="ColWidth_1.4cm">
      <style:table-column-properties style:column-width="1.4cm"/>
    </style:style>
    <style:style style:name="MColWidth_1.4cm" style:family="table-column" style:display-name="ColWidth_1.4cm">
      <style:table-column-properties style:column-width="1.4cm"/>
    </style:style>
    <style:style style:name="MColWidth_1.4cm" style:family="table-column" style:display-name="ColWidth_1.4cm">
      <style:table-column-properties style:column-width="1.4cm"/>
    </style:style>
    <style:style style:name="MColWidth_1.4cm" style:family="table-column" style:display-name="ColWidth_1.4cm">
      <style:table-column-properties style:column-width="1.4cm"/>
    </style:style>
    <style:style style:name="MColWidth_1.4cm" style:family="table-column" style:display-name="ColWidth_1.4cm">
      <style:table-column-properties style:column-width="1.4cm"/>
    </style:style>
    <style:style style:name="MColWidth_1.4cm" style:family="table-column" style:display-name="ColWidth_1.4cm">
      <style:table-column-properties style:column-width="1.4cm"/>
    </style:style>
    <style:style style:name="RowHeight" style:family="table-row" style:display-name="RowHeight">
      <style:table-row-properties style:row-height="1.5cm"/>
    </style:style>
    <style:style style:name="CellBorders" style:family="table-cell" style:display-name="CellBorders">
      <style:table-cell-properties fo:border="0.6pt solid #000000"/>
      <style:text-properties fo:font-size="7pt" fo:font-family="Arial"/>
    </style:style>
  </office:automatic-styles>
  <office:body>
    <office:spreadsheet>
      <table:table table:name="Dati-Libri">
        <table:table-column table:style-name="ColWidth_3cm"/>
        <table:table-column table:style-name="ColWidth_3.6cm"/>
        <table:table-column table:style-name="ColWidth_7cm"/>
        <table:table-column table:style-name="ColWidth_3.5cm"/>
        <table:table-column table:style-name="ColWidth_1cm"/>
        <table:table-column table:style-name="ColWidth_1.4cm"/>
        <table:table-column table:style-name="MColWidth_1.4cm"/>
        <table:table-column table:style-name="MColWidth_1.4cm"/>
        <table:table-column table:style-name="MColWidth_1.4cm"/>
        <table:table-column table:style-name="MColWidth_1.4cm"/>
        <table:table-column table:style-name="MColWidth_1.4cm"/>
        <table:table-row table:style-name="RowHeight">
          <table:table-cell table:style-name="CellBorders">
            <text:p>1</text:p>
          </table:table-cell>
          <table:table-cell table:style-name="CellBorders">
            <text:p>1</text:p>
          </table:table-cell>
          <table:table-cell table:style-name="CellBorders">
            <text:p>1</text:p>
          </table:table-cell>
          <table:table-cell table:style-name="CellBorders">
            <text:p>1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Scuola</text:p>
          </table:table-cell>
          <table:table-cell table:style-name="CellBorders">
            <text:p>LICEO SCIENTIFICO</text:p>
          </table:table-cell>
          <table:table-cell table:style-name="CellBorders">
            <text:p>
Classe:  5 A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Acconco</text:p>
          </table:table-cell>
          <table:table-cell table:style-name="CellBorders">
            <text:p/>
          </table:table-cell>
          <table:table-cell table:style-name="CellBorders">
            <text:p>No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Buono Usato</text:p>
          </table:table-cell>
          <table:table-cell table:style-name="CellBorders">
            <text:p/>
          </table:table-cell>
          <table:table-cell table:style-name="CellBorders">
            <text:p>No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Codice Volume</text:p>
          </table:table-cell>
          <table:table-cell table:style-name="CellBorders">
            <text:p>Materia / Disciplina</text:p>
          </table:table-cell>
          <table:table-cell table:style-name="CellBorders">
            <text:p>Titolo / Sottotitolo</text:p>
          </table:table-cell>
          <table:table-cell table:style-name="CellBorders">
            <text:p>Editore</text:p>
          </table:table-cell>
          <table:table-cell table:style-name="CellBorders">
            <text:p>Prezzo</text:p>
          </table:table-cell>
          <table:table-cell table:style-name="CellBorders">
            <text:p>Deve</text:p>
          </table:table-cell>
          <table:table-cell table:style-name="CellBorders">
            <text:p>Pagato</text:p>
          </table:table-cell>
          <table:table-cell table:style-name="CellBorders">
            <text:p>Magazzino</text:p>
          </table:table-cell>
          <table:table-cell table:style-name="CellBorders">
            <text:p>ORD</text:p>
          </table:table-cell>
          <table:table-cell table:style-name="CellBorders">
            <text:p>ARR</text:p>
          </table:table-cell>
          <table:table-cell table:style-name="CellBorders">
            <text:p>CONSE</text:p>
          </table:table-cell>
        </table:table-row>
        <table:table-row table:style-name="RowHeight">
          <table:table-cell table:style-name="CellBorders">
            <text:p>9788839536501 </text:p>
          </table:table-cell>
          <table:table-cell table:style-name="CellBorders">
            <text:p>ITALIANO LETTERATURA </text:p>
          </table:table-cell>
          <table:table-cell table:style-name="CellBorders">
            <text:p>LA LETTERATURA IERI, OGGI, DOMANI 3 </text:p>
          </table:table-cell>
          <table:table-cell table:style-name="CellBorders">
            <text:p>PARAVIA </text:p>
          </table:table-cell>
          <table:table-cell table:style-name="CellBorders">
            <text:p>46,4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368195 </text:p>
          </table:table-cell>
          <table:table-cell table:style-name="CellBorders">
            <text:p>INGLESE </text:p>
          </table:table-cell>
          <table:table-cell table:style-name="CellBorders">
            <text:p>PERFORMER B2 2ED </text:p>
          </table:table-cell>
          <table:table-cell table:style-name="CellBorders">
            <text:p>ZANICHELLI EDITORE </text:p>
          </table:table-cell>
          <table:table-cell table:style-name="CellBorders">
            <text:p>27,6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3016829 </text:p>
          </table:table-cell>
          <table:table-cell table:style-name="CellBorders">
            <text:p>INGLESE </text:p>
          </table:table-cell>
          <table:table-cell table:style-name="CellBorders">
            <text:p>TIME MACHINES </text:p>
          </table:table-cell>
          <table:table-cell table:style-name="CellBorders">
            <text:p>CIDEB </text:p>
          </table:table-cell>
          <table:table-cell table:style-name="CellBorders">
            <text:p>31,0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3016812 </text:p>
          </table:table-cell>
          <table:table-cell table:style-name="CellBorders">
            <text:p>INGLESE </text:p>
          </table:table-cell>
          <table:table-cell table:style-name="CellBorders">
            <text:p>TIME MACHINES </text:p>
          </table:table-cell>
          <table:table-cell table:style-name="CellBorders">
            <text:p>CIDEB </text:p>
          </table:table-cell>
          <table:table-cell table:style-name="CellBorders">
            <text:p>25,25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574015 </text:p>
          </table:table-cell>
          <table:table-cell table:style-name="CellBorders">
            <text:p>STORIA </text:p>
          </table:table-cell>
          <table:table-cell table:style-name="CellBorders">
            <text:p>STORIA (LA). PROGETTARE IL FUTURO </text:p>
          </table:table-cell>
          <table:table-cell table:style-name="CellBorders">
            <text:p>ZANICHELLI EDITORE </text:p>
          </table:table-cell>
          <table:table-cell table:style-name="CellBorders">
            <text:p>41,1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18576 </text:p>
          </table:table-cell>
          <table:table-cell table:style-name="CellBorders">
            <text:p>FILOSOFIA </text:p>
          </table:table-cell>
          <table:table-cell table:style-name="CellBorders">
            <text:p>IDEALE </text:p>
          </table:table-cell>
          <table:table-cell table:style-name="CellBorders">
            <text:p>PARAVIA </text:p>
          </table:table-cell>
          <table:table-cell table:style-name="CellBorders">
            <text:p>41,2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873620 </text:p>
          </table:table-cell>
          <table:table-cell table:style-name="CellBorders">
            <text:p>MATEMATICA </text:p>
          </table:table-cell>
          <table:table-cell table:style-name="CellBorders">
            <text:p>MATEMATICA BLU 2.0 3ED. </text:p>
          </table:table-cell>
          <table:table-cell table:style-name="CellBorders">
            <text:p>ZANICHELLI EDITORE </text:p>
          </table:table-cell>
          <table:table-cell table:style-name="CellBorders">
            <text:p>40,9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0388607 </text:p>
          </table:table-cell>
          <table:table-cell table:style-name="CellBorders">
            <text:p>INFORMATICA </text:p>
          </table:table-cell>
          <table:table-cell table:style-name="CellBorders">
            <text:p>INFOM@T </text:p>
          </table:table-cell>
          <table:table-cell table:style-name="CellBorders">
            <text:p>HOEPLI </text:p>
          </table:table-cell>
          <table:table-cell table:style-name="CellBorders">
            <text:p>27,9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548153 </text:p>
          </table:table-cell>
          <table:table-cell table:style-name="CellBorders">
            <text:p>FISICA </text:p>
          </table:table-cell>
          <table:table-cell table:style-name="CellBorders">
            <text:p>FISICA DI CUTNELL </text:p>
          </table:table-cell>
          <table:table-cell table:style-name="CellBorders">
            <text:p>ZANICHELLI EDITORE </text:p>
          </table:table-cell>
          <table:table-cell table:style-name="CellBorders">
            <text:p>34,1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063656 </text:p>
          </table:table-cell>
          <table:table-cell table:style-name="CellBorders">
            <text:p>CHIMICA </text:p>
          </table:table-cell>
          <table:table-cell table:style-name="CellBorders">
            <text:p>PERCORSI DI CHIMICA ORGANICA </text:p>
          </table:table-cell>
          <table:table-cell table:style-name="CellBorders">
            <text:p>ZANICHELLI EDITORE </text:p>
          </table:table-cell>
          <table:table-cell table:style-name="CellBorders">
            <text:p>21,9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78647 </text:p>
          </table:table-cell>
          <table:table-cell table:style-name="CellBorders">
            <text:p>SCIENZE DELLA TERRA </text:p>
          </table:table-cell>
          <table:table-cell table:style-name="CellBorders">
            <text:p>GLOBO TERRESTRE </text:p>
          </table:table-cell>
          <table:table-cell table:style-name="CellBorders">
            <text:p>ZANICHELLI EDITORE </text:p>
          </table:table-cell>
          <table:table-cell table:style-name="CellBorders">
            <text:p>37,3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366061 </text:p>
          </table:table-cell>
          <table:table-cell table:style-name="CellBorders">
            <text:p>BIOLOGIA </text:p>
          </table:table-cell>
          <table:table-cell table:style-name="CellBorders">
            <text:p>CARBONIO, METABOLISMO, BIOTECH 2ED. (LDM) </text:p>
          </table:table-cell>
          <table:table-cell table:style-name="CellBorders">
            <text:p>ZANICHELLI EDITORE </text:p>
          </table:table-cell>
          <table:table-cell table:style-name="CellBorders">
            <text:p>23,9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39377 </text:p>
          </table:table-cell>
          <table:table-cell table:style-name="CellBorders">
            <text:p>STORIA DELL'ARTE </text:p>
          </table:table-cell>
          <table:table-cell table:style-name="CellBorders">
            <text:p>ITINERARIO NELL'ARTE </text:p>
          </table:table-cell>
          <table:table-cell table:style-name="CellBorders">
            <text:p>ZANICHELLI EDITORE </text:p>
          </table:table-cell>
          <table:table-cell table:style-name="CellBorders">
            <text:p>45,0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5075478 </text:p>
          </table:table-cell>
          <table:table-cell table:style-name="CellBorders">
            <text:p>DISEGNO </text:p>
          </table:table-cell>
          <table:table-cell table:style-name="CellBorders">
            <text:p>DISEGNO 2 </text:p>
          </table:table-cell>
          <table:table-cell table:style-name="CellBorders">
            <text:p>SEI </text:p>
          </table:table-cell>
          <table:table-cell table:style-name="CellBorders">
            <text:p>13,1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/>
  <office:automatic-styles>
    <style:page-layout style:name="LandscapeLayout">
      <style:page-layout-properties fo:margin="1cm" fo:page-width="29.7cm" fo:page-height="21cm" style:print-orientation="landscape"/>
    </style:page-layout>
    <style:page-layout style:name="LandscapeLayout">
      <style:page-layout-properties fo:margin="1cm" fo:page-width="29.7cm" fo:page-height="21cm" style:print-orientation="landscape"/>
    </style:page-layout>
  </office:automatic-styles>
  <office:master-styles>
    <style:master-page style:name="LandscapeMasterPage" style:page-layout-name="LandscapeLayout" style:display-name="LandscapeMasterPage"/>
    <style:master-page style:name="Default" style:page-layout-name="LandscapeLayout" style:display-name="Default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